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8000000705225990A.bmp" manifest:media-type=""/>
  <manifest:file-entry manifest:full-path="Pictures/10000000000001D1000000547F01360C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9.144cm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938cm" style:use-optimal-column-width="false"/>
    </style:style>
    <style:style style:name="co3" style:family="table-column">
      <style:table-column-properties style:column-width="0.94cm" style:use-optimal-column-width="false"/>
    </style:style>
    <style:style style:name="co4" style:family="table-column">
      <style:table-column-properties style:column-width="0.989cm" style:use-optimal-column-width="false"/>
    </style:style>
    <style:style style:name="co5" style:family="table-column">
      <style:table-column-properties style:column-width="0.978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26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6.2000007629395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87cm" svg:height="1.65cm" svg:x="8.851cm" svg:y="2.92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6cm" svg:height="1.65cm" svg:x="0.556cm" svg:y="2.922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1">+</text:span></text:p>
              </table:table-cell>
              <table:table-cell table:style-name="ce2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983cm" svg:x="-3.056cm" svg:y="0.118cm">
          <draw:text-box>
            <text:p text:style-name="P1"><text:span text:style-name="T1"><text:s/></text:span><text:span text:style-name="T1">total</text:span></text:p>
            <text:p text:style-name="P1"><text:span text:style-name="T1">IGF1-R</text:span></text:p>
          </draw:text-box>
        </draw:frame>
        <draw:frame draw:style-name="gr1" draw:text-style-name="P3" draw:layer="layout" svg:width="4.282cm" svg:height="0.492cm" svg:x="-3.012cm" svg:y="1.972cm">
          <draw:text-box>
            <text:p text:style-name="P1"><text:span text:style-name="T1">GAPDH</text:span></text:p>
          </draw:text-box>
        </draw:frame>
        <draw:frame draw:style-name="gr1" draw:text-style-name="P3" draw:layer="layout" svg:width="4.326cm" svg:height="0.492cm" svg:x="5.088cm" svg:y="0.228cm">
          <draw:text-box>
            <text:p text:style-name="P1"><text:span text:style-name="T1"><text:s/>Ⓟ</text:span><text:span text:style-name="T1">IG1-R</text:span></text:p>
          </draw:text-box>
        </draw:frame>
        <draw:frame draw:style-name="gr1" draw:text-style-name="P3" draw:layer="layout" svg:width="4.326cm" svg:height="0.492cm" svg:x="5.08cm" svg:y="1.828cm">
          <draw:text-box>
            <text:p text:style-name="P1"><text:span text:style-name="T1">GAPDH</text:span></text:p>
          </draw:text-box>
        </draw:frame>
        <draw:frame draw:style-name="gr2" draw:text-style-name="P2" draw:layer="layout" svg:width="5.842cm" svg:height="1.056cm" svg:x="1.27cm" svg:y="0.045cm">
          <draw:image xlink:href="Pictures/10000000000001D1000000547F01360C.bmp" xlink:type="simple" xlink:show="embed" xlink:actuate="onLoad">
            <text:p/>
          </draw:image>
        </draw:frame>
        <draw:frame draw:style-name="gr2" draw:text-style-name="P2" draw:layer="layout" svg:width="5.833cm" svg:height="1.384cm" svg:x="1.27cm" svg:y="1.41cm">
          <draw:image xlink:href="Pictures/10000000000001D8000000705225990A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9.14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1cm" fo:margin-bottom="0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6cm" svg:height="0.763cm" svg:x="0.76cm" svg:y="0.18cm" presentation:class="title" presentation:placeholder="true">
        <draw:text-box/>
      </draw:frame>
      <draw:frame presentation:style-name="Default-outline1" draw:layer="backgroundobjects" svg:width="13.716cm" svg:height="2.651cm" svg:x="0.76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15cm" svg:x="5.21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6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4T02:51:32.206578375</dc:date>
    <dc:creator>ayf </dc:creator>
    <meta:editing-duration>PT53M7S</meta:editing-duration>
    <meta:editing-cycles>16</meta:editing-cycles>
    <meta:generator>LibreOffice/4.4.3.2$Linux_X86_64 LibreOffice_project/40m0$Build-2</meta:generator>
    <meta:document-statistic meta:object-count="31"/>
  </office:meta>
</office:document-meta>
</file>